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office:value-type="time" office:time-value="PT13H55M22.407839834S" calcext:value-type="time">
            <text:p>01:55:22 PM</text:p>
          </table:table-cell>
          <table:table-cell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office:value-type="time" office:time-value="PT12H51M02.380483347S" calcext:value-type="time">
            <text:p>12:51:02 PM</text:p>
          </table:table-cell>
          <table:table-cell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office:value-type="time" office:time-value="PT13H33M47.722969612S" calcext:value-type="time">
            <text:p>01:33:47 PM</text:p>
          </table:table-cell>
          <table:table-cell office:value-type="time" office:time-value="PT17H18M16.327861008S" calcext:value-type="time">
            <text:p>05:18:16 PM</text:p>
          </table:table-cell>
          <table:table-cell table:formula="of:=IF([.F4]-[.E4] &gt; 0; [.F4]-[.E4]; 0)" office:value-type="time" office:time-value="PT03H44M28.604891396S" calcext:value-type="time">
            <text:p>03:44:29</text:p>
          </table:table-cell>
          <table:table-cell table:formula="of:=[.D4]+[.G4]" office:value-type="time" office:time-value="PT07H59M56.939776S" calcext:value-type="time">
            <text:p>07:59:57</text:p>
          </table:table-cell>
          <table:table-cell office:value-type="string" calcext:value-type="string">
            <text:p>Avatar pickup fix, item trail improvements, medkits, doors and keys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time" office:time-value="PT08H26M20.833312017S" calcext:value-type="time">
            <text:p>08:26:20 AM</text:p>
          </table:table-cell>
          <table:table-cell office:value-type="time" office:time-value="PT12H32M24.3214317S" calcext:value-type="time">
            <text:p>12:32:24 PM</text:p>
          </table:table-cell>
          <table:table-cell table:formula="of:=IF([.C5]-[.B5] &gt; 0; [.C5]-[.B5]; 0)" office:value-type="time" office:time-value="PT04H06M03.48812S" calcext:value-type="time">
            <text:p>04:06:03</text:p>
          </table:table-cell>
          <table:table-cell office:value-type="time" office:time-value="PT13H50M59.236801198S" calcext:value-type="time">
            <text:p>01:50:59 PM</text:p>
          </table:table-cell>
          <table:table-cell office:value-type="time" office:time-value="PT17H44M46.8521946S" calcext:value-type="time">
            <text:p>05:44:46 PM</text:p>
          </table:table-cell>
          <table:table-cell table:formula="of:=IF([.F5]-[.E5] &gt; 0; [.F5]-[.E5]; 0)" office:value-type="time" office:time-value="PT03H53M47.615393S" calcext:value-type="time">
            <text:p>03:53:48</text:p>
          </table:table-cell>
          <table:table-cell table:formula="of:=[.D5]+[.G5]" office:value-type="time" office:time-value="PT07H59M51.103513S" calcext:value-type="time">
            <text:p>07:59:51</text:p>
          </table:table-cell>
          <table:table-cell office:value-type="string" calcext:value-type="string">
            <text:p>Room-based enemy spawning, door shadows/size fixes, item trail color, focus indicator tweaks, victory behind locks encouragement, </text:p>
          </table:table-cell>
        </table:table-row>
        <table:table-row table:style-name="ro1">
          <table:table-cell office:value-type="date" office:date-value="2022-01-07" calcext:value-type="date">
            <text:p>01/07/22</text:p>
          </table:table-cell>
          <table:table-cell office:value-type="time" office:time-value="PT08H04M21.700757573S" calcext:value-type="time">
            <text:p>08:04:21 AM</text:p>
          </table:table-cell>
          <table:table-cell office:value-type="time" office:time-value="PT12H33M12.8735457S" calcext:value-type="time">
            <text:p>12:33:12 PM</text:p>
          </table:table-cell>
          <table:table-cell table:formula="of:=IF([.C6]-[.B6] &gt; 0; [.C6]-[.B6]; 0)" office:value-type="time" office:time-value="PT04H28M51.172788S" calcext:value-type="time">
            <text:p>04:28:51</text:p>
          </table:table-cell>
          <table:table-cell table:style-name="Default" table:number-columns-repeated="2"/>
          <table:table-cell table:formula="of:=IF([.F6]-[.E6] &gt; 0; [.F6]-[.E6]; 0)" office:value-type="time" office:time-value="PT00H00M00S" calcext:value-type="time">
            <text:p>00:00:00</text:p>
          </table:table-cell>
          <table:table-cell table:formula="of:=[.D6]+[.G6]" office:value-type="time" office:time-value="PT04H28M51.172788S" calcext:value-type="time">
            <text:p>04:28:51</text:p>
          </table:table-cell>
          <table:table-cell office:value-type="string" calcext:value-type="string">
            <text:p>Build/ignore updates, item offhand use, inventory UI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09:29:53.338359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7T12:03:25.283124709</dc:date>
    <dc:creator>Benjamin Laws</dc:creator>
    <meta:editing-duration>P1DT14H35M32S</meta:editing-duration>
    <meta:editing-cycles>44</meta:editing-cycles>
    <meta:generator>LibreOffice/7.0.6.2$MacOSX_X86_64 LibreOffice_project/144abb84a525d8e30c9dbbefa69cbbf2d8d4ae3b</meta:generator>
    <meta:document-statistic meta:table-count="1" meta:cell-count="52" meta:object-count="0"/>
  </office:meta>
</office:document-meta>
</file>